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3200000032010292351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fill-color="#111111" draw:textarea-vertical-align="middle"/>
    </style:style>
    <style:style style:name="gr4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gr6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8" style:family="graphic" style:parent-style-name="objectwithoutfill">
      <style:graphic-properties draw:fill="none" draw:fill-color="#000000" draw:textarea-vertical-align="middle"/>
    </style:style>
    <style:style style:name="gr9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10" style:family="graphic" style:parent-style-name="standard">
      <style:graphic-properties svg:stroke-color="#000000" draw:marker-start="Arrow" draw:marker-start-width="0.3cm" draw:fill="solid" draw:fill-color="#000000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cm" svg:height="0.6cm" svg:x="3.2cm" svg:y="6.1cm">
          <text:p text:style-name="P1">Detektorplatte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161cm" svg:height="4.2cm" svg:x="8.5cm" svg:y="1.5cm">
          <draw:image xlink:href="Pictures/10000000000003200000032010292351.jpg" xlink:type="simple" xlink:show="embed" xlink:actuate="onLoad">
            <text:p/>
          </draw:image>
        </draw:frame>
        <draw:line draw:style-name="gr3" draw:text-style-name="P1" draw:layer="layout" svg:x1="3.4cm" svg:y1="7.1cm" svg:x2="3.4cm" svg:y2="9.9cm">
          <text:p/>
        </draw:line>
        <draw:custom-shape draw:style-name="gr4" draw:text-style-name="P2" draw:layer="layout" svg:width="2.4cm" svg:height="2.4cm" svg:x="2.2cm" svg:y="10.3cm">
          <text:p text:style-name="P2"><text:span text:style-name="T1">Verstä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9cm" svg:y1="11.5cm" svg:x2="8.7cm" svg:y2="11.5cm">
          <text:p/>
        </draw:line>
        <draw:custom-shape draw:style-name="gr6" draw:text-style-name="P1" draw:layer="layout" svg:width="8cm" svg:height="5.3cm" svg:x="9.2cm" svg:y="8.9cm">
          <text:p text:style-name="P1">Mikroprozesso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6cm" svg:y1="13.3cm" svg:x2="8.7cm" svg:y2="13.3cm">
          <text:p/>
        </draw:line>
        <draw:line draw:style-name="gr8" draw:text-style-name="P1" draw:layer="layout" svg:x1="3.6cm" svg:y1="16.7cm" svg:x2="3.6cm" svg:y2="13.3cm">
          <text:p/>
        </draw:line>
        <draw:custom-shape draw:style-name="gr1" draw:text-style-name="P3" draw:layer="layout" svg:width="4.5cm" svg:height="1cm" svg:x="1.5cm" svg:y="17cm">
          <text:p text:style-name="P3"><text:span text:style-name="T2">Taster/Schalter</text:span></text:p>
          <text:p text:style-name="P3"><text:span text:style-name="T2">Selektio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7cm" svg:y1="14.6cm" svg:x2="10.7cm" svg:y2="19.9cm">
          <text:p text:style-name="P1">Steuerung</text:p>
          <text:p text:style-name="P1"/>
        </draw:line>
        <draw:custom-shape draw:style-name="gr6" draw:text-style-name="P1" draw:layer="layout" svg:width="3.6cm" svg:height="4.3cm" svg:x="8.9cm" svg:y="20.3cm">
          <text:p text:style-name="P1">Relai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2cm" svg:y1="22.5cm" svg:x2="8.5cm" svg:y2="22.5cm">
          <text:p text:style-name="P1">Ausgang</text:p>
          <text:p text:style-name="P1"/>
        </draw:line>
        <draw:line draw:style-name="gr10" draw:text-style-name="P1" draw:layer="layout" svg:x1="13.2cm" svg:y1="22.5cm" svg:x2="18.8cm" svg:y2="22.5cm">
          <text:p text:style-name="P1">Eingang</text:p>
          <text:p text:style-name="P1"/>
        </draw:line>
        <draw:frame draw:style-name="gr11" draw:layer="layout" svg:width="3.537cm" svg:height="0.962cm" svg:x="1cm" svg:y="27.738cm">
          <draw:text-box>
            <text:p>CC-BY-NC</text:p>
          </draw:text-box>
        </draw:frame>
        <draw:frame draw:style-name="gr11" draw:layer="layout" svg:width="8.423cm" svg:height="0.962cm" svg:x="11.577cm" svg:y="27.738cm">
          <draw:text-box>
            <text:p>Moritz Wörmann, Ole Lan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23:24:23.074748127</meta:creation-date>
    <dc:date>2015-09-01T23:46:36.372975938</dc:date>
    <meta:editing-duration>PT6M39S</meta:editing-duration>
    <meta:editing-cycles>2</meta:editing-cycles>
    <meta:generator>LibreOffice/4.1.0.4$Linux_x86 LibreOffice_project/410m0$Build-4</meta:generator>
    <meta:document-statistic meta:object-count="15"/>
  </office:meta>
</office:document-meta>
</file>